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79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hance of losing if you go first playing with a DN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(([.A2]*[.B2])+1)/([.A2]+2)" office:value-type="float" office:value="0.666666666666667" calcext:value-type="float">
            <text:p>0.666666666666667</text:p>
          </table:table-cell>
          <table:table-cell table:number-columns-repeated="102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(([.A3]*[.B3])+1)/([.A3]+2)" office:value-type="float" office:value="0.583333333333333" calcext:value-type="float">
            <text:p>0.583333333333333</text:p>
          </table:table-cell>
          <table:table-cell table:number-columns-repeated="102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(([.A4]*[.B4])+1)/([.A4]+2)"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(([.A5]*[.B5])+1)/([.A5]+2)" office:value-type="float" office:value="0.533333333333333" calcext:value-type="float">
            <text:p>0.533333333333333</text:p>
          </table:table-cell>
          <table:table-cell table:number-columns-repeated="102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(([.A6]*[.B6])+1)/([.A6]+2)" office:value-type="float" office:value="0.523809523809524" calcext:value-type="float">
            <text:p>0.523809523809524</text:p>
          </table:table-cell>
          <table:table-cell table:number-columns-repeated="102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(([.A7]*[.B7])+1)/([.A7]+2)" office:value-type="float" office:value="0.517857142857143" calcext:value-type="float">
            <text:p>0.517857142857143</text:p>
          </table:table-cell>
          <table:table-cell table:number-columns-repeated="102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(([.A8]*[.B8])+1)/([.A8]+2)" office:value-type="float" office:value="0.513888888888889" calcext:value-type="float">
            <text:p>0.513888888888889</text:p>
          </table:table-cell>
          <table:table-cell table:number-columns-repeated="102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(([.A9]*[.B9])+1)/([.A9]+2)" office:value-type="float" office:value="0.511111111111111" calcext:value-type="float">
            <text:p>0.511111111111111</text:p>
          </table:table-cell>
          <table:table-cell table:number-columns-repeated="102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(([.A10]*[.B10])+1)/([.A10]+2)" office:value-type="float" office:value="0.509090909090909" calcext:value-type="float">
            <text:p>0.509090909090909</text:p>
          </table:table-cell>
          <table:table-cell table:number-columns-repeated="102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(([.A11]*[.B11])+1)/([.A11]+2)" office:value-type="float" office:value="0.507575757575757" calcext:value-type="float">
            <text:p>0.507575757575757</text:p>
          </table:table-cell>
          <table:table-cell table:number-columns-repeated="102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(([.A12]*[.B12])+1)/([.A12]+2)" office:value-type="float" office:value="0.506410256410256" calcext:value-type="float">
            <text:p>0.506410256410256</text:p>
          </table:table-cell>
          <table:table-cell table:number-columns-repeated="102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(([.A13]*[.B13])+1)/([.A13]+2)" office:value-type="float" office:value="0.505494505494505" calcext:value-type="float">
            <text:p>0.505494505494505</text:p>
          </table:table-cell>
          <table:table-cell table:number-columns-repeated="102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(([.A14]*[.B14])+1)/([.A14]+2)" office:value-type="float" office:value="0.504761904761905" calcext:value-type="float">
            <text:p>0.504761904761905</text:p>
          </table:table-cell>
          <table:table-cell table:number-columns-repeated="102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(([.A15]*[.B15])+1)/([.A15]+2)" office:value-type="float" office:value="0.504166666666667" calcext:value-type="float">
            <text:p>0.504166666666667</text:p>
          </table:table-cell>
          <table:table-cell table:number-columns-repeated="102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(([.A16]*[.B16])+1)/([.A16]+2)" office:value-type="float" office:value="0.503676470588235" calcext:value-type="float">
            <text:p>0.503676470588235</text:p>
          </table:table-cell>
          <table:table-cell table:number-columns-repeated="102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(([.A17]*[.B17])+1)/([.A17]+2)" office:value-type="float" office:value="0.503267973856209" calcext:value-type="float">
            <text:p>0.503267973856209</text:p>
          </table:table-cell>
          <table:table-cell table:number-columns-repeated="102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(([.A18]*[.B18])+1)/([.A18]+2)" office:value-type="float" office:value="0.502923976608187" calcext:value-type="float">
            <text:p>0.502923976608187</text:p>
          </table:table-cell>
          <table:table-cell table:number-columns-repeated="102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(([.A19]*[.B19])+1)/([.A19]+2)" office:value-type="float" office:value="0.502631578947368" calcext:value-type="float">
            <text:p>0.502631578947368</text:p>
          </table:table-cell>
          <table:table-cell table:number-columns-repeated="102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(([.A20]*[.B20])+1)/([.A20]+2)" office:value-type="float" office:value="0.502380952380952" calcext:value-type="float">
            <text:p>0.502380952380952</text:p>
          </table:table-cell>
          <table:table-cell table:number-columns-repeated="102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(([.A21]*[.B21])+1)/([.A21]+2)" office:value-type="float" office:value="0.502164502164502" calcext:value-type="float">
            <text:p>0.502164502164502</text:p>
          </table:table-cell>
          <table:table-cell table:number-columns-repeated="102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(([.A22]*[.B22])+1)/([.A22]+2)" office:value-type="float" office:value="0.50197628458498" calcext:value-type="float">
            <text:p>0.50197628458498</text:p>
          </table:table-cell>
          <table:table-cell table:number-columns-repeated="102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(([.A23]*[.B23])+1)/([.A23]+2)" office:value-type="float" office:value="0.501811594202898" calcext:value-type="float">
            <text:p>0.501811594202898</text:p>
          </table:table-cell>
          <table:table-cell table:number-columns-repeated="102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(([.A24]*[.B24])+1)/([.A24]+2)" office:value-type="float" office:value="0.501666666666667" calcext:value-type="float">
            <text:p>0.501666666666667</text:p>
          </table:table-cell>
          <table:table-cell table:number-columns-repeated="102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(([.A25]*[.B25])+1)/([.A25]+2)" office:value-type="float" office:value="0.501538461538461" calcext:value-type="float">
            <text:p>0.501538461538461</text:p>
          </table:table-cell>
          <table:table-cell table:number-columns-repeated="102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(([.A26]*[.B26])+1)/([.A26]+2)" office:value-type="float" office:value="0.501424501424501" calcext:value-type="float">
            <text:p>0.501424501424501</text:p>
          </table:table-cell>
          <table:table-cell table:number-columns-repeated="102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(([.A27]*[.B27])+1)/([.A27]+2)" office:value-type="float" office:value="0.501322751322751" calcext:value-type="float">
            <text:p>0.501322751322751</text:p>
          </table:table-cell>
          <table:table-cell table:number-columns-repeated="102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(([.A28]*[.B28])+1)/([.A28]+2)" office:value-type="float" office:value="0.501231527093596" calcext:value-type="float">
            <text:p>0.501231527093596</text:p>
          </table:table-cell>
          <table:table-cell table:number-columns-repeated="102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(([.A29]*[.B29])+1)/([.A29]+2)" office:value-type="float" office:value="0.501149425287356" calcext:value-type="float">
            <text:p>0.501149425287356</text:p>
          </table:table-cell>
          <table:table-cell table:number-columns-repeated="102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(([.A30]*[.B30])+1)/([.A30]+2)" office:value-type="float" office:value="0.501075268817204" calcext:value-type="float">
            <text:p>0.501075268817204</text:p>
          </table:table-cell>
          <table:table-cell table:number-columns-repeated="102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(([.A31]*[.B31])+1)/([.A31]+2)" office:value-type="float" office:value="0.501008064516129" calcext:value-type="float">
            <text:p>0.501008064516129</text:p>
          </table:table-cell>
          <table:table-cell table:number-columns-repeated="1022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(([.A32]*[.B32])+1)/([.A32]+2)" office:value-type="float" office:value="0.50094696969697" calcext:value-type="float">
            <text:p>0.50094696969697</text:p>
          </table:table-cell>
          <table:table-cell table:number-columns-repeated="102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(([.A33]*[.B33])+1)/([.A33]+2)" office:value-type="float" office:value="0.500891265597148" calcext:value-type="float">
            <text:p>0.500891265597148</text:p>
          </table:table-cell>
          <table:table-cell table:number-columns-repeated="102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(([.A34]*[.B34])+1)/([.A34]+2)" office:value-type="float" office:value="0.500840336134454" calcext:value-type="float">
            <text:p>0.500840336134454</text:p>
          </table:table-cell>
          <table:table-cell table:number-columns-repeated="102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(([.A35]*[.B35])+1)/([.A35]+2)" office:value-type="float" office:value="0.500793650793651" calcext:value-type="float">
            <text:p>0.500793650793651</text:p>
          </table:table-cell>
          <table:table-cell table:number-columns-repeated="102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(([.A36]*[.B36])+1)/([.A36]+2)" office:value-type="float" office:value="0.500750750750751" calcext:value-type="float">
            <text:p>0.500750750750751</text:p>
          </table:table-cell>
          <table:table-cell table:number-columns-repeated="102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(([.A37]*[.B37])+1)/([.A37]+2)" office:value-type="float" office:value="0.500711237553343" calcext:value-type="float">
            <text:p>0.500711237553343</text:p>
          </table:table-cell>
          <table:table-cell table:number-columns-repeated="102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(([.A38]*[.B38])+1)/([.A38]+2)" office:value-type="float" office:value="0.500674763832659" calcext:value-type="float">
            <text:p>0.500674763832659</text:p>
          </table:table-cell>
          <table:table-cell table:number-columns-repeated="102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(([.A39]*[.B39])+1)/([.A39]+2)" office:value-type="float" office:value="0.500641025641026" calcext:value-type="float">
            <text:p>0.500641025641026</text:p>
          </table:table-cell>
          <table:table-cell table:number-columns-repeated="102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(([.A40]*[.B40])+1)/([.A40]+2)" office:value-type="float" office:value="0.500609756097561" calcext:value-type="float">
            <text:p>0.500609756097561</text:p>
          </table:table-cell>
          <table:table-cell table:number-columns-repeated="102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(([.A41]*[.B41])+1)/([.A41]+2)" office:value-type="float" office:value="0.500580720092915" calcext:value-type="float">
            <text:p>0.500580720092915</text:p>
          </table:table-cell>
          <table:table-cell table:number-columns-repeated="102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(([.A42]*[.B42])+1)/([.A42]+2)" office:value-type="float" office:value="0.500553709856036" calcext:value-type="float">
            <text:p>0.500553709856036</text:p>
          </table:table-cell>
          <table:table-cell table:number-columns-repeated="102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(([.A43]*[.B43])+1)/([.A43]+2)" office:value-type="float" office:value="0.500528541226216" calcext:value-type="float">
            <text:p>0.500528541226216</text:p>
          </table:table-cell>
          <table:table-cell table:number-columns-repeated="102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(([.A44]*[.B44])+1)/([.A44]+2)" office:value-type="float" office:value="0.500505050505051" calcext:value-type="float">
            <text:p>0.500505050505051</text:p>
          </table:table-cell>
          <table:table-cell table:number-columns-repeated="102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(([.A45]*[.B45])+1)/([.A45]+2)" office:value-type="float" office:value="0.50048309178744" calcext:value-type="float">
            <text:p>0.50048309178744</text:p>
          </table:table-cell>
          <table:table-cell table:number-columns-repeated="102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(([.A46]*[.B46])+1)/([.A46]+2)" office:value-type="float" office:value="0.500462534690102" calcext:value-type="float">
            <text:p>0.500462534690102</text:p>
          </table:table-cell>
          <table:table-cell table:number-columns-repeated="102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(([.A47]*[.B47])+1)/([.A47]+2)" office:value-type="float" office:value="0.500443262411348" calcext:value-type="float">
            <text:p>0.500443262411348</text:p>
          </table:table-cell>
          <table:table-cell table:number-columns-repeated="102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(([.A48]*[.B48])+1)/([.A48]+2)" office:value-type="float" office:value="0.500425170068027" calcext:value-type="float">
            <text:p>0.500425170068027</text:p>
          </table:table-cell>
          <table:table-cell table:number-columns-repeated="102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(([.A49]*[.B49])+1)/([.A49]+2)" office:value-type="float" office:value="0.500408163265306" calcext:value-type="float">
            <text:p>0.500408163265306</text:p>
          </table:table-cell>
          <table:table-cell table:number-columns-repeated="102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(([.A50]*[.B50])+1)/([.A50]+2)" office:value-type="float" office:value="0.500392156862745" calcext:value-type="float">
            <text:p>0.500392156862745</text:p>
          </table:table-cell>
          <table:table-cell table:number-columns-repeated="102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(([.A51]*[.B51])+1)/([.A51]+2)" office:value-type="float" office:value="0.500377073906486" calcext:value-type="float">
            <text:p>0.500377073906486</text:p>
          </table:table-cell>
          <table:table-cell table:number-columns-repeated="102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(([.A52]*[.B52])+1)/([.A52]+2)" office:value-type="float" office:value="0.500362844702467" calcext:value-type="float">
            <text:p>0.500362844702467</text:p>
          </table:table-cell>
          <table:table-cell table:number-columns-repeated="102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(([.A53]*[.B53])+1)/([.A53]+2)" office:value-type="float" office:value="0.500349406009783" calcext:value-type="float">
            <text:p>0.500349406009783</text:p>
          </table:table-cell>
          <table:table-cell table:number-columns-repeated="102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(([.A54]*[.B54])+1)/([.A54]+2)" office:value-type="float" office:value="0.5003367003367" calcext:value-type="float">
            <text:p>0.5003367003367</text:p>
          </table:table-cell>
          <table:table-cell table:number-columns-repeated="102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(([.A55]*[.B55])+1)/([.A55]+2)" office:value-type="float" office:value="0.500324675324675" calcext:value-type="float">
            <text:p>0.500324675324675</text:p>
          </table:table-cell>
          <table:table-cell table:number-columns-repeated="102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(([.A56]*[.B56])+1)/([.A56]+2)" office:value-type="float" office:value="0.50031328320802" calcext:value-type="float">
            <text:p>0.50031328320802</text:p>
          </table:table-cell>
          <table:table-cell table:number-columns-repeated="102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(([.A57]*[.B57])+1)/([.A57]+2)" office:value-type="float" office:value="0.500302480338778" calcext:value-type="float">
            <text:p>0.500302480338778</text:p>
          </table:table-cell>
          <table:table-cell table:number-columns-repeated="1022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(([.A58]*[.B58])+1)/([.A58]+2)" office:value-type="float" office:value="0.500292226767972" calcext:value-type="float">
            <text:p>0.500292226767972</text:p>
          </table:table-cell>
          <table:table-cell table:number-columns-repeated="1022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(([.A59]*[.B59])+1)/([.A59]+2)" office:value-type="float" office:value="0.500282485875706" calcext:value-type="float">
            <text:p>0.500282485875706</text:p>
          </table:table-cell>
          <table:table-cell table:number-columns-repeated="102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(([.A60]*[.B60])+1)/([.A60]+2)" office:value-type="float" office:value="0.500273224043716" calcext:value-type="float">
            <text:p>0.500273224043716</text:p>
          </table:table-cell>
          <table:table-cell table:number-columns-repeated="102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(([.A61]*[.B61])+1)/([.A61]+2)" office:value-type="float" office:value="0.500264410364886" calcext:value-type="float">
            <text:p>0.500264410364886</text:p>
          </table:table-cell>
          <table:table-cell table:number-columns-repeated="102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(([.A62]*[.B62])+1)/([.A62]+2)" office:value-type="float" office:value="0.500256016385048" calcext:value-type="float">
            <text:p>0.500256016385048</text:p>
          </table:table-cell>
          <table:table-cell table:number-columns-repeated="1022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(([.A63]*[.B63])+1)/([.A63]+2)" office:value-type="float" office:value="0.500248015873016" calcext:value-type="float">
            <text:p>0.500248015873016</text:p>
          </table:table-cell>
          <table:table-cell table:number-columns-repeated="1022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(([.A64]*[.B64])+1)/([.A64]+2)" office:value-type="float" office:value="0.500240384615384" calcext:value-type="float">
            <text:p>0.500240384615384</text:p>
          </table:table-cell>
          <table:table-cell table:number-columns-repeated="1022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(([.A65]*[.B65])+1)/([.A65]+2)" office:value-type="float" office:value="0.5002331002331" calcext:value-type="float">
            <text:p>0.5002331002331</text:p>
          </table:table-cell>
          <table:table-cell table:number-columns-repeated="1022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(([.A66]*[.B66])+1)/([.A66]+2)" office:value-type="float" office:value="0.500226142017187" calcext:value-type="float">
            <text:p>0.500226142017187</text:p>
          </table:table-cell>
          <table:table-cell table:number-columns-repeated="1022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(([.A67]*[.B67])+1)/([.A67]+2)" office:value-type="float" office:value="0.500219490781387" calcext:value-type="float">
            <text:p>0.500219490781387</text:p>
          </table:table-cell>
          <table:table-cell table:number-columns-repeated="1022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(([.A68]*[.B68])+1)/([.A68]+2)" office:value-type="float" office:value="0.500213128729753" calcext:value-type="float">
            <text:p>0.500213128729753</text:p>
          </table:table-cell>
          <table:table-cell table:number-columns-repeated="1022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(([.A69]*[.B69])+1)/([.A69]+2)" office:value-type="float" office:value="0.500207039337474" calcext:value-type="float">
            <text:p>0.500207039337474</text:p>
          </table:table-cell>
          <table:table-cell table:number-columns-repeated="1022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(([.A70]*[.B70])+1)/([.A70]+2)" office:value-type="float" office:value="0.500201207243461" calcext:value-type="float">
            <text:p>0.500201207243461</text:p>
          </table:table-cell>
          <table:table-cell table:number-columns-repeated="1022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(([.A71]*[.B71])+1)/([.A71]+2)" office:value-type="float" office:value="0.500195618153365" calcext:value-type="float">
            <text:p>0.500195618153365</text:p>
          </table:table-cell>
          <table:table-cell table:number-columns-repeated="1022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(([.A72]*[.B72])+1)/([.A72]+2)" office:value-type="float" office:value="0.500190258751903" calcext:value-type="float">
            <text:p>0.500190258751903</text:p>
          </table:table-cell>
          <table:table-cell table:number-columns-repeated="1022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(([.A73]*[.B73])+1)/([.A73]+2)" office:value-type="float" office:value="0.500185116623473" calcext:value-type="float">
            <text:p>0.500185116623473</text:p>
          </table:table-cell>
          <table:table-cell table:number-columns-repeated="1022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(([.A74]*[.B74])+1)/([.A74]+2)" office:value-type="float" office:value="0.50018018018018" calcext:value-type="float">
            <text:p>0.50018018018018</text:p>
          </table:table-cell>
          <table:table-cell table:number-columns-repeated="1022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(([.A75]*[.B75])+1)/([.A75]+2)" office:value-type="float" office:value="0.500175438596491" calcext:value-type="float">
            <text:p>0.500175438596491</text:p>
          </table:table-cell>
          <table:table-cell table:number-columns-repeated="1022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(([.A76]*[.B76])+1)/([.A76]+2)" office:value-type="float" office:value="0.500170881749829" calcext:value-type="float">
            <text:p>0.500170881749829</text:p>
          </table:table-cell>
          <table:table-cell table:number-columns-repeated="1022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(([.A77]*[.B77])+1)/([.A77]+2)" office:value-type="float" office:value="0.5001665001665" calcext:value-type="float">
            <text:p>0.5001665001665</text:p>
          </table:table-cell>
          <table:table-cell table:number-columns-repeated="1022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(([.A78]*[.B78])+1)/([.A78]+2)" office:value-type="float" office:value="0.500162284972412" calcext:value-type="float">
            <text:p>0.500162284972412</text:p>
          </table:table-cell>
          <table:table-cell table:number-columns-repeated="1022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(([.A79]*[.B79])+1)/([.A79]+2)" office:value-type="float" office:value="0.500158227848101" calcext:value-type="float">
            <text:p>0.500158227848101</text:p>
          </table:table-cell>
          <table:table-cell table:number-columns-repeated="1022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(([.A80]*[.B80])+1)/([.A80]+2)" office:value-type="float" office:value="0.500154320987654" calcext:value-type="float">
            <text:p>0.500154320987654</text:p>
          </table:table-cell>
          <table:table-cell table:number-columns-repeated="1022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(([.A81]*[.B81])+1)/([.A81]+2)" office:value-type="float" office:value="0.500150557061126" calcext:value-type="float">
            <text:p>0.500150557061126</text:p>
          </table:table-cell>
          <table:table-cell table:number-columns-repeated="1022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(([.A82]*[.B82])+1)/([.A82]+2)" office:value-type="float" office:value="0.500146929180135" calcext:value-type="float">
            <text:p>0.500146929180135</text:p>
          </table:table-cell>
          <table:table-cell table:number-columns-repeated="102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(([.A83]*[.B83])+1)/([.A83]+2)" office:value-type="float" office:value="0.500143430866322" calcext:value-type="float">
            <text:p>0.500143430866322</text:p>
          </table:table-cell>
          <table:table-cell table:number-columns-repeated="1022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(([.A84]*[.B84])+1)/([.A84]+2)" office:value-type="float" office:value="0.500140056022409" calcext:value-type="float">
            <text:p>0.500140056022409</text:p>
          </table:table-cell>
          <table:table-cell table:number-columns-repeated="1022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(([.A85]*[.B85])+1)/([.A85]+2)" office:value-type="float" office:value="0.500136798905609" calcext:value-type="float">
            <text:p>0.500136798905609</text:p>
          </table:table-cell>
          <table:table-cell table:number-columns-repeated="1022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(([.A86]*[.B86])+1)/([.A86]+2)" office:value-type="float" office:value="0.500133654103181" calcext:value-type="float">
            <text:p>0.500133654103181</text:p>
          </table:table-cell>
          <table:table-cell table:number-columns-repeated="1022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(([.A87]*[.B87])+1)/([.A87]+2)" office:value-type="float" office:value="0.500130616509927" calcext:value-type="float">
            <text:p>0.500130616509927</text:p>
          </table:table-cell>
          <table:table-cell table:number-columns-repeated="1022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(([.A88]*[.B88])+1)/([.A88]+2)" office:value-type="float" office:value="0.500127681307457" calcext:value-type="float">
            <text:p>0.500127681307457</text:p>
          </table:table-cell>
          <table:table-cell table:number-columns-repeated="1022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(([.A89]*[.B89])+1)/([.A89]+2)" office:value-type="float" office:value="0.500124843945069" calcext:value-type="float">
            <text:p>0.500124843945069</text:p>
          </table:table-cell>
          <table:table-cell table:number-columns-repeated="1022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(([.A90]*[.B90])+1)/([.A90]+2)" office:value-type="float" office:value="0.5001221001221" calcext:value-type="float">
            <text:p>0.5001221001221</text:p>
          </table:table-cell>
          <table:table-cell table:number-columns-repeated="1022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(([.A91]*[.B91])+1)/([.A91]+2)" office:value-type="float" office:value="0.50011944577162" calcext:value-type="float">
            <text:p>0.50011944577162</text:p>
          </table:table-cell>
          <table:table-cell table:number-columns-repeated="1022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(([.A92]*[.B92])+1)/([.A92]+2)" office:value-type="float" office:value="0.500116877045348" calcext:value-type="float">
            <text:p>0.500116877045348</text:p>
          </table:table-cell>
          <table:table-cell table:number-columns-repeated="1022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(([.A93]*[.B93])+1)/([.A93]+2)" office:value-type="float" office:value="0.500114390299703" calcext:value-type="float">
            <text:p>0.500114390299703</text:p>
          </table:table-cell>
          <table:table-cell table:number-columns-repeated="1022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(([.A94]*[.B94])+1)/([.A94]+2)" office:value-type="float" office:value="0.500111982082867" calcext:value-type="float">
            <text:p>0.500111982082867</text:p>
          </table:table-cell>
          <table:table-cell table:number-columns-repeated="1022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(([.A95]*[.B95])+1)/([.A95]+2)" office:value-type="float" office:value="0.500109649122807" calcext:value-type="float">
            <text:p>0.500109649122807</text:p>
          </table:table-cell>
          <table:table-cell table:number-columns-repeated="1022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(([.A96]*[.B96])+1)/([.A96]+2)" office:value-type="float" office:value="0.500107388316151" calcext:value-type="float">
            <text:p>0.500107388316151</text:p>
          </table:table-cell>
          <table:table-cell table:number-columns-repeated="1022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(([.A97]*[.B97])+1)/([.A97]+2)" office:value-type="float" office:value="0.500105196717863" calcext:value-type="float">
            <text:p>0.500105196717863</text:p>
          </table:table-cell>
          <table:table-cell table:number-columns-repeated="1022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(([.A98]*[.B98])+1)/([.A98]+2)" office:value-type="float" office:value="0.500103071531643" calcext:value-type="float">
            <text:p>0.500103071531643</text:p>
          </table:table-cell>
          <table:table-cell table:number-columns-repeated="1022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(([.A99]*[.B99])+1)/([.A99]+2)" office:value-type="float" office:value="0.50010101010101" calcext:value-type="float">
            <text:p>0.50010101010101</text:p>
          </table:table-cell>
          <table:table-cell table:number-columns-repeated="1022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(([.A100]*[.B100])+1)/([.A100]+2)" office:value-type="float" office:value="0.50009900990099" calcext:value-type="float">
            <text:p>0.50009900990099</text:p>
          </table:table-cell>
          <table:table-cell table:number-columns-repeated="1022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(([.A101]*[.B101])+1)/([.A101]+2)" office:value-type="float" office:value="0.500097068530383" calcext:value-type="float">
            <text:p>0.500097068530383</text:p>
          </table:table-cell>
          <table:table-cell table:number-columns-repeated="1022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(([.A102]*[.B102])+1)/([.A102]+2)" office:value-type="float" office:value="0.50009518370455" calcext:value-type="float">
            <text:p>0.50009518370455</text:p>
          </table:table-cell>
          <table:table-cell table:number-columns-repeated="1022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(([.A103]*[.B103])+1)/([.A103]+2)" office:value-type="float" office:value="0.500093353248693" calcext:value-type="float">
            <text:p>0.500093353248693</text:p>
          </table:table-cell>
          <table:table-cell table:number-columns-repeated="1022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(([.A104]*[.B104])+1)/([.A104]+2)" office:value-type="float" office:value="0.500091575091575" calcext:value-type="float">
            <text:p>0.500091575091575</text:p>
          </table:table-cell>
          <table:table-cell table:number-columns-repeated="1022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(([.A105]*[.B105])+1)/([.A105]+2)" office:value-type="float" office:value="0.500089847259659" calcext:value-type="float">
            <text:p>0.500089847259659</text:p>
          </table:table-cell>
          <table:table-cell table:number-columns-repeated="1022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(([.A106]*[.B106])+1)/([.A106]+2)" office:value-type="float" office:value="0.500088167871628" calcext:value-type="float">
            <text:p>0.500088167871628</text:p>
          </table:table-cell>
          <table:table-cell table:number-columns-repeated="1022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(([.A107]*[.B107])+1)/([.A107]+2)" office:value-type="float" office:value="0.500086535133264" calcext:value-type="float">
            <text:p>0.500086535133264</text:p>
          </table:table-cell>
          <table:table-cell table:number-columns-repeated="1022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(([.A108]*[.B108])+1)/([.A108]+2)" office:value-type="float" office:value="0.500084947332654" calcext:value-type="float">
            <text:p>0.500084947332654</text:p>
          </table:table-cell>
          <table:table-cell table:number-columns-repeated="1022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(([.A109]*[.B109])+1)/([.A109]+2)" office:value-type="float" office:value="0.500083402835697" calcext:value-type="float">
            <text:p>0.500083402835697</text:p>
          </table:table-cell>
          <table:table-cell table:number-columns-repeated="1022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(([.A110]*[.B110])+1)/([.A110]+2)" office:value-type="float" office:value="0.5000819000819" calcext:value-type="float">
            <text:p>0.5000819000819</text:p>
          </table:table-cell>
          <table:table-cell table:number-columns-repeated="1022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(([.A111]*[.B111])+1)/([.A111]+2)" office:value-type="float" office:value="0.500080437580438" calcext:value-type="float">
            <text:p>0.500080437580438</text:p>
          </table:table-cell>
          <table:table-cell table:number-columns-repeated="1022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(([.A112]*[.B112])+1)/([.A112]+2)" office:value-type="float" office:value="0.500079013906448" calcext:value-type="float">
            <text:p>0.500079013906448</text:p>
          </table:table-cell>
          <table:table-cell table:number-columns-repeated="1022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(([.A113]*[.B113])+1)/([.A113]+2)" office:value-type="float" office:value="0.500077627697563" calcext:value-type="float">
            <text:p>0.500077627697563</text:p>
          </table:table-cell>
          <table:table-cell table:number-columns-repeated="1022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(([.A114]*[.B114])+1)/([.A114]+2)" office:value-type="float" office:value="0.500076277650649" calcext:value-type="float">
            <text:p>0.500076277650649</text:p>
          </table:table-cell>
          <table:table-cell table:number-columns-repeated="1022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(([.A115]*[.B115])+1)/([.A115]+2)" office:value-type="float" office:value="0.500074962518741" calcext:value-type="float">
            <text:p>0.500074962518741</text:p>
          </table:table-cell>
          <table:table-cell table:number-columns-repeated="1022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(([.A116]*[.B116])+1)/([.A116]+2)" office:value-type="float" office:value="0.500073681108164" calcext:value-type="float">
            <text:p>0.500073681108164</text:p>
          </table:table-cell>
          <table:table-cell table:number-columns-repeated="1022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(([.A117]*[.B117])+1)/([.A117]+2)" office:value-type="float" office:value="0.500072432275822" calcext:value-type="float">
            <text:p>0.500072432275822</text:p>
          </table:table-cell>
          <table:table-cell table:number-columns-repeated="1022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(([.A118]*[.B118])+1)/([.A118]+2)" office:value-type="float" office:value="0.500071214926649" calcext:value-type="float">
            <text:p>0.500071214926649</text:p>
          </table:table-cell>
          <table:table-cell table:number-columns-repeated="1022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(([.A119]*[.B119])+1)/([.A119]+2)" office:value-type="float" office:value="0.500070028011205" calcext:value-type="float">
            <text:p>0.500070028011205</text:p>
          </table:table-cell>
          <table:table-cell table:number-columns-repeated="1022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(([.A120]*[.B120])+1)/([.A120]+2)" office:value-type="float" office:value="0.500068870523416" calcext:value-type="float">
            <text:p>0.500068870523416</text:p>
          </table:table-cell>
          <table:table-cell table:number-columns-repeated="1022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(([.A121]*[.B121])+1)/([.A121]+2)" office:value-type="float" office:value="0.500067741498442" calcext:value-type="float">
            <text:p>0.500067741498442</text:p>
          </table:table-cell>
          <table:table-cell table:number-columns-repeated="1022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(([.A122]*[.B122])+1)/([.A122]+2)" office:value-type="float" office:value="0.500066640010663" calcext:value-type="float">
            <text:p>0.500066640010663</text:p>
          </table:table-cell>
          <table:table-cell table:number-columns-repeated="1022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(([.A123]*[.B123])+1)/([.A123]+2)" office:value-type="float" office:value="0.500065565171781" calcext:value-type="float">
            <text:p>0.500065565171781</text:p>
          </table:table-cell>
          <table:table-cell table:number-columns-repeated="1022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(([.A124]*[.B124])+1)/([.A124]+2)" office:value-type="float" office:value="0.500064516129033" calcext:value-type="float">
            <text:p>0.500064516129033</text:p>
          </table:table-cell>
          <table:table-cell table:number-columns-repeated="1022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(([.A125]*[.B125])+1)/([.A125]+2)" office:value-type="float" office:value="0.500063492063492" calcext:value-type="float">
            <text:p>0.500063492063492</text:p>
          </table:table-cell>
          <table:table-cell table:number-columns-repeated="1022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(([.A126]*[.B126])+1)/([.A126]+2)" office:value-type="float" office:value="0.500062492188477" calcext:value-type="float">
            <text:p>0.500062492188477</text:p>
          </table:table-cell>
          <table:table-cell table:number-columns-repeated="1022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(([.A127]*[.B127])+1)/([.A127]+2)" office:value-type="float" office:value="0.500061515748032" calcext:value-type="float">
            <text:p>0.500061515748032</text:p>
          </table:table-cell>
          <table:table-cell table:number-columns-repeated="1022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23:03:27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7:26:39.591000000</meta:creation-date>
    <dc:date>2019-12-12T23:42:18.556000000</dc:date>
    <meta:editing-duration>PT31M20S</meta:editing-duration>
    <meta:editing-cycles>2</meta:editing-cycles>
    <meta:generator>LibreOffice/6.2.4.2$Windows_X86_64 LibreOffice_project/2412653d852ce75f65fbfa83fb7e7b669a126d64</meta:generator>
    <meta:document-statistic meta:table-count="1" meta:cell-count="298" meta:object-count="0"/>
  </office:meta>
</office:document-meta>
</file>